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00000010E00000120214CD8F0EE552EEF.gif" manifest:media-type="image/gi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00dcff" draw:fill-gradient-name="Linear_20_blue_2f_white" draw:textarea-horizontal-align="justify" draw:textarea-vertical-align="middle" draw:auto-grow-height="false" fo:min-height="4.079cm" fo:min-width="1.456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00dcff" draw:fill-gradient-name="Linear_20_blue_2f_white" draw:textarea-horizontal-align="justify" draw:textarea-vertical-align="middle" draw:auto-grow-height="false" fo:min-height="0.97cm" fo:min-width="0.423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987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56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gradient" draw:fill-color="#00dcff" draw:fill-gradient-name="Linear_20_blue_2f_whit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6pt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6pt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DejaVu Sans" style:font-size-complex="6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16pt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6pt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DejaVu Sans" style:font-size-complex="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608cm" svg:height="4.98cm" svg:x="9.236cm" svg:y="12.51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0.923cm" svg:height="1.22cm" draw:transform="rotate (-0.785223630472249) translate (12.051cm 12.41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9931.03448275862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691cm" svg:height="1.8cm" svg:x="9.421cm" svg:y="15.377cm">
            <draw:image xlink:href="Pictures/100002000000010E00000120214CD8F0EE552EEF.gif" xlink:type="simple" xlink:show="embed" xlink:actuate="onLoad">
              <text:p/>
            </draw:image>
          </draw:frame>
          <draw:frame draw:style-name="gr4" draw:text-style-name="P4" draw:layer="layout" svg:width="1.885cm" svg:height="2.237cm" svg:x="9.257cm" svg:y="13.242cm">
            <draw:text-box>
              <text:p text:style-name="P3"><text:span text:style-name="T1">LE BON LAIT</text:span></text:p>
            </draw:text-box>
          </draw:frame>
          <draw:frame draw:style-name="gr5" draw:text-style-name="P6" draw:layer="layout" svg:width="2.117cm" svg:height="0.706cm" svg:x="9.079cm" svg:y="17.067cm">
            <draw:text-box>
              <text:p text:style-name="P5"><text:span text:style-name="T2">1 litr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7:58:30.051997358</meta:creation-date>
    <dc:date>2018-05-15T17:58:44.643077959</dc:date>
    <meta:editing-duration>PT14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